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1A37C9F3922.png" manifest:media-type="image/png"/>
  <manifest:file-entry manifest:full-path="Pictures/10000000000001A0000001A3FD25A90D.png" manifest:media-type="image/png"/>
  <manifest:file-entry manifest:full-path="Pictures/10000000000001A4000001A32458E496.png" manifest:media-type="image/png"/>
  <manifest:file-entry manifest:full-path="Pictures/10000000000001A3000001A31D790955.png" manifest:media-type="image/png"/>
  <manifest:file-entry manifest:full-path="Pictures/100000000000022E000001E7353209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Cabin1" svg:font-family="Cabin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marker-end="Square" draw:fill="none" draw:textarea-vertical-align="middle" draw:color-mode="standard" draw:luminance="0%" draw:contrast="0%" draw:gamma="100%" draw:red="0%" draw:green="0%" draw:blue="0%" fo:clip="rect(0.512cm, 0.814cm, 0.802cm, 0.801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19.708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abin1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color="#ffffff" style:font-name="Cabin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text-position="0% 100%" style:font-name="Cabin1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ff" style:text-position="-33% 58%" style:font-name="Cabin1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2cm" svg:height="20.117cm" draw:transform="rotate (-3.14159265358979) translate (32.004cm 20.117cm)">
          <draw:image xlink:href="Pictures/100000000000022E000001E7353209A6.png" xlink:type="simple" xlink:show="embed" xlink:actuate="onLoad">
            <text:p/>
          </draw:image>
        </draw:frame>
        <draw:frame draw:style-name="gr2" draw:text-style-name="P1" draw:layer="layout" svg:width="20.32cm" svg:height="20.117cm" svg:x="11.684cm" svg:y="20.32cm">
          <draw:image xlink:href="Pictures/10000000000001A3000001A31D790955.png" xlink:type="simple" xlink:show="embed" xlink:actuate="onLoad">
            <text:p/>
          </draw:image>
        </draw:frame>
        <draw:frame draw:style-name="gr2" draw:text-style-name="P1" draw:layer="layout" svg:width="20.32cm" svg:height="20.117cm" svg:x="11.684cm" svg:y="40.64cm">
          <draw:image xlink:href="Pictures/10000000000001A4000001A32458E496.png" xlink:type="simple" xlink:show="embed" xlink:actuate="onLoad">
            <text:p/>
          </draw:image>
        </draw:frame>
        <draw:frame draw:style-name="gr2" draw:text-style-name="P1" draw:layer="layout" svg:width="20.32cm" svg:height="20.117cm" svg:x="11.684cm" svg:y="60.96cm">
          <draw:image xlink:href="Pictures/10000000000001A0000001A3FD25A90D.png" xlink:type="simple" xlink:show="embed" xlink:actuate="onLoad">
            <text:p/>
          </draw:image>
        </draw:frame>
        <draw:frame draw:style-name="gr2" draw:text-style-name="P1" draw:layer="layout" svg:width="20.32cm" svg:height="20.117cm" svg:x="11.684cm" svg:y="81.28cm">
          <draw:image xlink:href="Pictures/10000000000001A2000001A37C9F3922.png" xlink:type="simple" xlink:show="embed" xlink:actuate="onLoad">
            <text:p/>
          </draw:image>
        </draw:frame>
        <draw:frame draw:style-name="gr3" draw:text-style-name="P2" draw:layer="layout" svg:width="12.446cm" svg:height="2.825cm" svg:x="12.446cm" svg:y="0.762cm">
          <draw:text-box>
            <text:p><text:span text:style-name="T1">z = 0.01</text:span></text:p>
          </draw:text-box>
        </draw:frame>
        <draw:frame draw:style-name="gr3" draw:text-style-name="P2" draw:layer="layout" svg:width="12.446cm" svg:height="3.3cm" svg:x="12.446cm" svg:y="16.256cm">
          <draw:text-box>
            <text:p><text:span text:style-name="T2">p</text:span><text:span text:style-name="T3">features</text:span><text:span text:style-name="T2">= 1.0</text:span></text:p>
          </draw:text-box>
        </draw:frame>
        <draw:frame draw:style-name="gr3" draw:text-style-name="P2" draw:layer="layout" svg:width="12.446cm" svg:height="2.825cm" svg:x="12.446cm" svg:y="21.082cm">
          <draw:text-box>
            <text:p><text:span text:style-name="T1">z = 0.5</text:span></text:p>
          </draw:text-box>
        </draw:frame>
        <draw:frame draw:style-name="gr3" draw:text-style-name="P2" draw:layer="layout" svg:width="12.446cm" svg:height="2.825cm" svg:x="12.446cm" svg:y="41.402cm">
          <draw:text-box>
            <text:p><text:span text:style-name="T1">z = 0.6</text:span></text:p>
          </draw:text-box>
        </draw:frame>
        <draw:frame draw:style-name="gr3" draw:text-style-name="P2" draw:layer="layout" svg:width="12.446cm" svg:height="2.825cm" svg:x="12.446cm" svg:y="61.722cm">
          <draw:text-box>
            <text:p><text:span text:style-name="T1">z = 0.7</text:span></text:p>
          </draw:text-box>
        </draw:frame>
        <draw:frame draw:style-name="gr3" draw:text-style-name="P2" draw:layer="layout" svg:width="12.446cm" svg:height="2.825cm" svg:x="12.446cm" svg:y="82.042cm">
          <draw:text-box>
            <text:p><text:span text:style-name="T1">z = 0.8</text:span></text:p>
          </draw:text-box>
        </draw:frame>
        <draw:frame draw:style-name="gr3" draw:text-style-name="P2" draw:layer="layout" svg:width="12.446cm" svg:height="3.3cm" svg:x="12.446cm" svg:y="36.576cm">
          <draw:text-box>
            <text:p><text:span text:style-name="T2">p</text:span><text:span text:style-name="T3">features</text:span><text:span text:style-name="T2">= 0.96</text:span></text:p>
          </draw:text-box>
        </draw:frame>
        <draw:frame draw:style-name="gr3" draw:text-style-name="P2" draw:layer="layout" svg:width="12.446cm" svg:height="3.3cm" svg:x="12.446cm" svg:y="56.896cm">
          <draw:text-box>
            <text:p><text:span text:style-name="T2">p</text:span><text:span text:style-name="T3">features</text:span><text:span text:style-name="T2">= 0.93</text:span></text:p>
          </draw:text-box>
        </draw:frame>
        <draw:frame draw:style-name="gr3" draw:text-style-name="P2" draw:layer="layout" svg:width="12.446cm" svg:height="3.3cm" svg:x="12.446cm" svg:y="77.216cm">
          <draw:text-box>
            <text:p><text:span text:style-name="T2">p</text:span><text:span text:style-name="T3">features</text:span><text:span text:style-name="T2">= 0.88</text:span></text:p>
          </draw:text-box>
        </draw:frame>
        <draw:frame draw:style-name="gr3" draw:text-style-name="P2" draw:layer="layout" svg:width="12.446cm" svg:height="3.3cm" svg:x="12.446cm" svg:y="97.536cm">
          <draw:text-box>
            <text:p><text:span text:style-name="T2">p</text:span><text:span text:style-name="T3">features</text:span><text:span text:style-name="T2">= 0.75</text:span></text:p>
          </draw:text-box>
        </draw:frame>
        <draw:frame draw:style-name="gr4" draw:text-style-name="P3" draw:layer="layout" svg:width="32.862cm" svg:height="19.958cm" svg:x="50.292cm" svg:y="4.318cm">
          <draw:text-box>
            <text:p text:style-name="P3"><text:span text:style-name="T4">58773504415150902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" svg:font-family="Cabin" style:font-pitch="variable"/>
    <style:font-face style:name="Cabin1" svg:font-family="Cabin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4.6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33cm" fo:text-indent="0cm"/>
      <style:text-properties fo:font-size="135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51cm" fo:text-indent="0cm"/>
      <style:text-properties fo:font-size="1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63cm" fo:text-indent="0cm"/>
      <style:text-properties fo:font-size="9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81cm" fo:text-indent="0cm"/>
      <style:text-properties fo:font-size="9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81cm" fo:text-indent="0cm"/>
      <style:text-properties fo:font-size="9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81cm" fo:text-indent="0cm"/>
      <style:text-properties fo:font-size="9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81cm" fo:text-indent="0cm"/>
      <style:text-properties fo:font-size="9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81cm" fo:text-indent="0cm"/>
      <style:text-properties fo:font-size="9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2.8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1.6cm" fo:page-height="101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1.436cm" svg:height="16.964cm" svg:x="5.08cm" svg:y="4.046cm" presentation:class="title" presentation:placeholder="true">
        <draw:text-box/>
      </draw:frame>
      <draw:frame presentation:style-name="Default-outline1" draw:layer="backgroundobjects" svg:width="91.436cm" svg:height="58.922cm" svg:x="5.08cm" svg:y="23.774cm" presentation:class="outline" presentation:placeholder="true">
        <draw:text-box/>
      </draw:frame>
      <draw:frame presentation:style-name="Mpr1" draw:text-style-name="MP1" draw:layer="backgroundobjects" svg:width="23.669cm" svg:height="7.007cm" svg:x="5.08cm" svg:y="92.5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2.204cm" svg:height="7.007cm" svg:x="34.747cm" svg:y="92.5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3.669cm" svg:height="7.007cm" svg:x="72.847cm" svg:y="92.5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 </meta:initial-creator>
    <meta:creation-date>2015-12-29T23:46:15.161114440</meta:creation-date>
    <dc:date>2015-12-30T15:04:36.291071084</dc:date>
    <dc:creator>Mel </dc:creator>
    <meta:editing-duration>PT6M35S</meta:editing-duration>
    <meta:editing-cycles>2</meta:editing-cycles>
    <meta:generator>LibreOffice/4.2.8.2$Linux_X86_64 LibreOffice_project/420m0$Build-2</meta:generator>
    <meta:document-statistic meta:object-count="39"/>
  </office:meta>
</office:document-meta>
</file>